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line-through-style="solid" style:font-size-asian="10.5pt"/>
    </style:style>
    <style:style style:name="P4" style:family="paragraph" style:parent-style-name="Standard" style:list-style-name="L1">
      <style:text-properties style:text-line-through-style="solid"/>
    </style:style>
    <style:style style:name="P5" style:family="paragraph" style:parent-style-name="Standard" style:list-style-name="L2">
      <style:text-properties style:text-line-through-style="solid"/>
    </style:style>
    <style:style style:name="P6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2066963431" text:style-name="L1">
        <text:list-item>
          <text:p text:style-name="P3">Initialization of a repository</text:p>
          <text:list>
            <text:list-item>
              <text:p text:style-name="P2">Done</text:p>
            </text:list-item>
          </text:list>
        </text:list-item>
        <text:list-item>
          <text:p text:style-name="P3">Reading /Displaying of the status of all files contained in a repository</text:p>
          <text:list>
            <text:list-item>
              <text:p text:style-name="P2">Done</text:p>
            </text:list-item>
          </text:list>
        </text:list-item>
        <text:list-item>
          <text:p text:style-name="P4">Adding of files to the repository</text:p>
          <text:list>
            <text:list-item>
              <text:p text:style-name="P4">Core func</text:p>
            </text:list-item>
            <text:list-item>
              <text:p text:style-name="P4">Git func</text:p>
            </text:list-item>
            <text:list-item>
              <text:p text:style-name="P4">UI support</text:p>
            </text:list-item>
          </text:list>
        </text:list-item>
        <text:list-item>
          <text:p text:style-name="P2">Configuration</text:p>
          <text:list>
            <text:list-item>
              <text:p text:style-name="P2">UI</text:p>
            </text:list-item>
            <text:list-item>
              <text:p text:style-name="P2">Func</text:p>
            </text:list-item>
          </text:list>
        </text:list-item>
        <text:list-item>
          <text:p text:style-name="P2">Commiting of files to the master branch</text:p>
          <text:list>
            <text:list-item>
              <text:p text:style-name="P4">Git func</text:p>
            </text:list-item>
            <text:list-item>
              <text:p text:style-name="P4">UI support</text:p>
            </text:list-item>
            <text:list-item>
              <text:p text:style-name="P2">Func for directories</text:p>
            </text:list-item>
          </text:list>
        </text:list-item>
        <text:list-item>
          <text:p text:style-name="P2">Show the former versions of a file (=&gt; create a temp file for binaries like OO.org)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Display of missing files</text:p>
          <text:list>
            <text:list-item>
              <text:p text:style-name="P2">Core func</text:p>
            </text:list-item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Removing them from repo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</text:list>
        </text:list-item>
        <text:list-item>
          <text:p text:style-name="P2">Complete UI in german</text:p>
          <text:list>
            <text:list-item>
              <text:p text:style-name="P2">Very last thing to do</text:p>
            </text:list-item>
          </text:list>
        </text:list-item>
        <text:list-item>
          <text:p text:style-name="P2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467289676" text:style-name="L2">
        <text:list-item>
          <text:p text:style-name="P5">Mapping GTK selection in list to the files in repo</text:p>
        </text:list-item>
        <text:list-item>
          <text:p text:style-name="P6">Introduce a tracing system</text:p>
        </text:list-item>
        <text:list-item>
          <text:p text:style-name="P6">Introduce a exception handling which prevents the ui from crashing</text:p>
        </text:list-item>
        <text:list-item>
          <text:p text:style-name="P6">Check if a new repo is a child of a repo and warn if so</text:p>
        </text:list-item>
      </text:list>
      <text:h text:style-name="Heading_20_2" text:outline-level="2">Known issues:</text:h>
      <text:list xml:id="list1959674124" text:continue-numbering="true" text:style-name="L2">
        <text:list-header>
          <text:p text:style-name="P5">All files with changes are commited at once and not a single selected file.</text:p>
        </text:list-header>
      </text:list>
      <text:p text:style-name="P1"><text:tab/>Opening a second repo leads to not properly disposed warn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5-14T18:30:12</dc:date>
    <meta:editing-duration>PT04H17M46S</meta:editing-duration>
    <meta:editing-cycles>34</meta:editing-cycles>
    <meta:generator>OpenOffice.org/3.2$Linux OpenOffice.org_project/320m12$Build-9483</meta:generator>
    <meta:document-statistic meta:table-count="0" meta:image-count="0" meta:object-count="0" meta:page-count="1" meta:paragraph-count="38" meta:word-count="206" meta:character-count="974"/>
  </office:meta>
</office:document-meta>
</file>